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e3cc" officeooo:paragraph-rsid="0002e3cc"/>
    </style:style>
    <style:style style:name="P2" style:family="paragraph" style:parent-style-name="Standard">
      <style:text-properties officeooo:rsid="0003eeda" officeooo:paragraph-rsid="0003eeda"/>
    </style:style>
    <style:style style:name="P3" style:family="paragraph" style:parent-style-name="Standard">
      <style:text-properties fo:font-style="normal" officeooo:rsid="0003eeda" officeooo:paragraph-rsid="0003eeda" style:font-style-asian="normal" style:font-style-complex="normal"/>
    </style:style>
    <style:style style:name="P4" style:family="paragraph" style:parent-style-name="Standard">
      <style:text-properties officeooo:paragraph-rsid="0003eeda"/>
    </style:style>
    <style:style style:name="P5" style:family="paragraph" style:parent-style-name="Standard">
      <style:text-properties style:text-position="0% 100%" fo:font-weight="normal" officeooo:rsid="0002e3cc" officeooo:paragraph-rsid="0002e3cc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03eeda" officeooo:paragraph-rsid="0003eeda" style:font-weight-asian="normal" style:font-weight-complex="normal"/>
    </style:style>
    <style:style style:name="P7" style:family="paragraph" style:parent-style-name="Standard">
      <style:text-properties style:text-position="0% 100%" fo:font-style="normal" fo:font-weight="normal" officeooo:rsid="0003eeda" officeooo:paragraph-rsid="0003eeda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style:text-position="0% 100%" fo:font-style="normal" fo:font-weight="normal" officeooo:rsid="0003eeda" officeooo:paragraph-rsid="0003eed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font-style="normal" fo:font-weight="normal" officeooo:rsid="00049226" officeooo:paragraph-rsid="0003eed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tyle="normal" fo:font-weight="normal" officeooo:rsid="00049226" officeooo:paragraph-rsid="0004922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font-style="normal" fo:font-weight="normal" officeooo:rsid="00054089" officeooo:paragraph-rsid="0005408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font-style="normal" fo:font-weight="normal" officeooo:rsid="0005e417" officeooo:paragraph-rsid="0005e417" style:font-style-asian="normal" style:font-weight-asian="normal" style:font-style-complex="normal" style:font-weight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03eeda" style:font-weight-asian="normal" style:font-weight-complex="normal"/>
    </style:style>
    <style:style style:name="T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03eeda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049226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054089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NIP'S :</text:p>
      <text:p text:style-name="P1"/>
      <text:p text:style-name="P1">Nobel prize in Physics in 2016</text:p>
      <text:p text:style-name="P1"/>
      <text:p text:style-name="P1">Article from the New York Times published in October, 4<text:span text:style-name="T1">th</text:span><text:span text:style-name="T2"> 2016</text:span></text:p>
      <text:p text:style-name="P5"/>
      <text:p text:style-name="P5">Presentation of The New York Times :</text:p>
      <text:p text:style-name="P5"/>
      <text:p text:style-name="P5">american daily newspaper</text:p>
      <text:p text:style-name="P5">Very important newspaper in america : print version : 2nd-largest circulation with about</text:p>
      <text:p text:style-name="P5">1.8 Millions of newspaper sells behind The wall street Journal</text:p>
      <text:p text:style-name="P5"/>
      <text:p text:style-name="P5">- the article → from the website</text:p>
      <text:p text:style-name="P5"/>
      <text:p text:style-name="P5">What is the nobel prize ? :</text:p>
      <text:p text:style-name="P5"/>
      <text:p text:style-name="P1"><text:span text:style-name="T2">It's an annual international awards, </text:span><text:span text:style-name="T3">it's a recognition of academic, cultural and scientific advances</text:span></text:p>
      <text:p text:style-name="P6">We can have a nobel prize in chemistry, economics, literature, peace, physics or medecine</text:p>
      <text:p text:style-name="P7">it's long to have a nobel price because it's a work from many years, rewarded.</text:p>
      <text:p text:style-name="P7"/>
      <text:p text:style-name="P4"><text:span text:style-name="T5">Title : </text:span><text:bookmark text:name="headline"/><text:span text:style-name="T2">3 Who Studied Unusual States of Matter Win Nobel Prize in Physics</text:span></text:p>
      <text:p text:style-name="P6"/>
      <text:p text:style-name="P6">Their name :</text:p>
      <text:p text:style-name="P6"/>
      <text:p text:style-name="P3"><text:span text:style-name="T2">David J. Thouless, F. Duncan M. Haldane </text:span><text:a xlink:type="simple" xlink:href="http://physics.princeton.edu/%7Ehaldane/" text:style-name="Internet_20_link" text:visited-style-name="Visited_20_Internet_20_Link"><text:span text:style-name="T2">of Princeton University</text:span></text:a><text:span text:style-name="T2"> and J. Michael Kosterlitz </text:span><text:a xlink:type="simple" xlink:href="https://vivo.brown.edu/display/jkosterl" text:style-name="Internet_20_link" text:visited-style-name="Visited_20_Internet_20_Link"><text:span text:style-name="T2">of Brown University</text:span></text:a></text:p>
      <text:p text:style-name="P7"/>
      <text:p text:style-name="P4"><text:span text:style-name="T5">they study the phases of matter in extreme states </text:span><text:span text:style-name="T7">l</text:span><text:span text:style-name="T5">ike :</text:span></text:p>
      <text:list xml:id="list28116491728530902" text:style-name="L1">
        <text:list-item>
          <text:p text:style-name="P8">superconductors : matter near absolute zero whiwh conduct electricity very well with no less</text:p>
        </text:list-item>
        <text:list-item>
          <text:p text:style-name="P8">superfluids : a fluid with zero viscosity : it can rotate indifinitely</text:p>
        </text:list-item>
      </text:list>
      <text:p text:style-name="P7"/>
      <text:p text:style-name="P7">Their study have applications in electronic, materials science and cumputing.</text:p>
      <text:p text:style-name="P7"/>
      <text:p text:style-name="P2"><text:span text:style-name="T4">The three laureates sought (search) to understand matter with strange quantum effects </text:span><text:span text:style-name="T6">in cold temperature or thin layer (couche mince).</text:span></text:p>
      <text:p text:style-name="P9"/>
      <text:p text:style-name="P10">With superconductivity matter, we can transport energy on a greater distance with no less.</text:p>
      <text:p text:style-name="P10">It's quite nice.</text:p>
      <text:p text:style-name="P10"/>
      <text:p text:style-name="P11">The three laureats win 930.000 $ with this prize, i thonk it's a bit too much </text:p>
      <text:p text:style-name="P11"/>
      <text:p text:style-name="P11">Mathematics nobel doesn't exist, it's the Fields Medal every 4 years </text:p>
      <text:p text:style-name="P11">Its purpose is to give recognition and support to younger mathematical researchers who have made major contributions. But the reward is only 15000$ Canadian dollars </text:p>
      <text:p text:style-name="P11">Maths make advances to Physics or chemistry so it's the basis of advances in all disciplins and enougth awarded. </text:p>
      <text:p text:style-name="P7"/>
      <text:p text:style-name="P12">Sources of Nobel Prize : http://www.nytimes.com/2016/10/05/science/nobel-prize-physics-topology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3:33:33.913117305</meta:creation-date>
    <dc:date>2016-10-20T21:59:52.524000000</dc:date>
    <meta:editing-duration>PT30M6S</meta:editing-duration>
    <meta:editing-cycles>4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7" meta:word-count="306" meta:character-count="1894" meta:non-whitespace-character-count="1613"/>
  </office:meta>
</office:document-meta>
</file>